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left="1.5in" fo:margin-right="0in" fo:margin-top="0.3335in" fo:margin-bottom="0in" loext:contextual-spacing="false" fo:line-height="100%" fo:text-indent="-1.5in" style:auto-text-indent="false"/>
    </style:style>
    <style:style style:name="P5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ience &amp; Engineering</text:p>
      <text:p text:style-name="Standard"/>
      <text:p text:style-name="Standard"><text:span text:style-name="T1">Please ensure you give the type of degree/degrees you hold, for example BSc, MChem, PhD etc and the date completed.</text:span></text:p>
      <text:p text:style-name="Standard"/>
      <text:p text:style-name="Heading_20_2"/>
      <text:p text:style-name="Heading_20_2">What you need to do</text:p>
      <text:p text:style-name="Standard"/>
      <text:p text:style-name="Standard">You need to answer the following question. You have up to 300 words for your response. </text:p>
      <text:p text:style-name="Standard"/>
      <text:p text:style-name="Standard">Use the next page to answer the question, when you’re finished you can copy and paste the content into the response box.</text:p>
      <text:p text:style-name="Standard"/>
      <text:p text:style-name="Standard"><text:span text:style-name="T1">Why do you want to join this scheme?</text:span></text:p>
      <text:p text:style-name="Standard">Using no more than 300 words, outline why you want to join the Science &amp; Engineering scheme. Refer to examples of things you may</text:p>
      <text:p text:style-name="Standard">have done in University, work or your own time that demonstrate your interest.</text:p>
      <text:p text:style-name="Standard"/>
      <text:p text:style-name="Standard"/>
      <text:p text:style-name="P3"/>
      <text:p text:style-name="Standard"><text:span text:style-name="T1">Copy and paste the heading and your response into the response box.</text:span></text:p>
      <text:p text:style-name="P1"/>
      <text:p text:style-name="P4"><text:span text:style-name="T1">Why do you want to join this scheme?</text:span><text:bookmark text:name="gjdgxs"/></text:p>
      <text:p text:style-name="Standard"/>
      <text:p text:style-name="Standard">Enter your response he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orphans="2" fo:widows="2" fo:padding="0in" fo:border="none" fo:keep-with-next="always"/>
      <style:text-properties fo:color="#000000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orphans="2" fo:widows="2" fo:padding="0in" fo:border="none" fo:keep-with-next="always"/>
      <style:text-properties fo:color="#000000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orphans="2" fo:widows="2" fo:padding="0in" fo:border="none" fo:keep-with-next="always"/>
      <style:text-properties fo:color="#000000"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orphans="2" fo:widows="2" fo:padding="0in" fo:border="none" fo:keep-with-next="always"/>
      <style:text-properties fo:color="#000000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orphans="2" fo:widows="2" fo:padding="0in" fo:border="none"/>
      <style:text-properties fo:color="#000000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orphans="2" fo:widows="2" fo:padding="0in" fo:border="none"/>
      <style:text-properties fo:color="#000000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orphans="2" fo:widows="2" fo:padding="0in" fo:border="none"/>
      <style:text-properties fo:color="#000000" fo:font-size="16pt" fo:font-weight="bold" style:font-size-asian="16pt" style:font-weight-asian="bold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orphans="2" fo:widows="2" fo:padding="0in" fo:border="none"/>
      <style:text-properties fo:color="#000000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2" fo:widows="2"/>
    </style:style>
    <style:style style:name="MT1" style:family="text">
      <style:text-properties fo:color="#000000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ivil Service Fast Stre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2" meta:word-count="139" meta:character-count="756" meta:non-whitespace-character-count="628"/>
    <meta:generator>LibreOfficeDev/6.0.5.2$Linux_X86_64 LibreOffice_project/</meta:generator>
  </office:meta>
</office:document-meta>
</file>